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alibri" style:font-name-asian="Times New Roman" style:font-name-complex="Calibri" fo:font-weight="bold" style:font-weight-asian="bold" style:font-weight-complex="bold" fo:color="#1E4E79" style:letter-kerning="true" fo:font-size="16pt" style:font-size-asian="16pt" style:font-size-complex="16pt"/>
    </style:style>
    <style:style style:name="P2" style:parent-style-name="Normal" style:family="paragraph">
      <style:paragraph-properties fo:margin-bottom="0in" fo:line-height="100%" fo:margin-left="0.375in" fo:text-indent="-0.1659in">
        <style:tab-stops/>
      </style:paragraph-properties>
    </style:style>
    <style:style style:name="T3" style:parent-style-name="DefaultParagraphFont" style:family="text">
      <style:text-properties style:font-name="Calibri" style:font-name-asian="Times New Roman" style:font-name-complex="Calibri" fo:color="#000000"/>
    </style:style>
    <style:style style:name="T4" style:parent-style-name="DefaultParagraphFont" style:family="text">
      <style:text-properties style:font-name="Calibri" style:font-name-asian="Times New Roman" style:font-name-complex="Calibri" fo:color="#000000"/>
    </style:style>
    <style:style style:name="P5" style:parent-style-name="Normal" style:family="paragraph">
      <style:paragraph-properties fo:margin-bottom="0in" fo:line-height="100%" fo:margin-left="0.75in" fo:text-indent="-0.1659in">
        <style:tab-stops/>
      </style:paragraph-properties>
    </style:style>
    <style:style style:name="T6" style:parent-style-name="DefaultParagraphFont" style:family="text">
      <style:text-properties style:font-name="Calibri" style:font-name-asian="Times New Roman" style:font-name-complex="Calibri" fo:color="#000000"/>
    </style:style>
    <style:style style:name="T7" style:parent-style-name="DefaultParagraphFont" style:family="text">
      <style:text-properties style:font-name="Calibri" style:font-name-asian="Times New Roman" style:font-name-complex="Calibri" fo:color="#000000"/>
    </style:style>
    <style:style style:name="T8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in" fo:line-height="100%" fo:margin-left="0.75in" fo:text-indent="-0.1659in">
        <style:tab-stops/>
      </style:paragraph-properties>
    </style:style>
    <style:style style:name="T10" style:parent-style-name="DefaultParagraphFont" style:family="text">
      <style:text-properties style:font-name="Calibri" style:font-name-asian="Times New Roman" style:font-name-complex="Calibri" fo:color="#000000"/>
    </style:style>
    <style:style style:name="T11" style:parent-style-name="DefaultParagraphFont" style:family="text">
      <style:text-properties style:font-name="Calibri" style:font-name-asian="Times New Roman" style:font-name-complex="Calibri" fo:color="#000000"/>
    </style:style>
    <style:style style:name="P12" style:parent-style-name="Normal" style:family="paragraph">
      <style:paragraph-properties fo:margin-bottom="0in" fo:line-height="100%" fo:margin-left="0.75in" fo:text-indent="-0.1659in">
        <style:tab-stops/>
      </style:paragraph-properties>
    </style:style>
    <style:style style:name="T13" style:parent-style-name="DefaultParagraphFont" style:family="text">
      <style:text-properties style:font-name="Calibri" style:font-name-asian="Times New Roman" style:font-name-complex="Calibri" fo:color="#000000"/>
    </style:style>
    <style:style style:name="T14" style:parent-style-name="DefaultParagraphFont" style:family="text">
      <style:text-properties style:font-name="Calibri" style:font-name-asian="Times New Roman" style:font-name-complex="Calibri" fo:color="#000000"/>
    </style:style>
    <style:style style:name="P15" style:parent-style-name="Normal" style:family="paragraph">
      <style:paragraph-properties fo:margin-bottom="0in" fo:line-height="100%" fo:margin-left="0.375in" fo:text-indent="-0.1659in">
        <style:tab-stops/>
      </style:paragraph-properties>
    </style:style>
    <style:style style:name="T16" style:parent-style-name="DefaultParagraphFont" style:family="text">
      <style:text-properties style:font-name="Calibri" style:font-name-asian="Times New Roman" style:font-name-complex="Calibri" fo:color="#000000"/>
    </style:style>
    <style:style style:name="T17" style:parent-style-name="DefaultParagraphFont" style:family="text">
      <style:text-properties style:font-name="Calibri" style:font-name-asian="Times New Roman" style:font-name-complex="Calibri" fo:color="#000000"/>
    </style:style>
    <style:style style:name="P18" style:parent-style-name="Normal" style:family="paragraph">
      <style:paragraph-properties fo:margin-bottom="0in" fo:line-height="100%" fo:margin-left="0.75in" fo:text-indent="-0.1659in">
        <style:tab-stops/>
      </style:paragraph-properties>
    </style:style>
    <style:style style:name="T19" style:parent-style-name="DefaultParagraphFont" style:family="text">
      <style:text-properties style:font-name="Calibri" style:font-name-asian="Times New Roman" style:font-name-complex="Calibri" fo:color="#000000"/>
    </style:style>
    <style:style style:name="T20" style:parent-style-name="DefaultParagraphFont" style:family="text">
      <style:text-properties style:font-name="Calibri" style:font-name-asian="Times New Roman" style:font-name-complex="Calibri" fo:color="#000000"/>
    </style:style>
    <style:style style:name="P21" style:parent-style-name="Normal" style:family="paragraph">
      <style:paragraph-properties fo:margin-bottom="0in" fo:line-height="100%" fo:margin-left="0.375in" fo:text-indent="-0.1659in">
        <style:tab-stops/>
      </style:paragraph-properties>
    </style:style>
    <style:style style:name="T22" style:parent-style-name="DefaultParagraphFont" style:family="text">
      <style:text-properties style:font-name="Calibri" style:font-name-asian="Times New Roman" style:font-name-complex="Calibri" fo:color="#000000"/>
    </style:style>
    <style:style style:name="T23" style:parent-style-name="DefaultParagraphFont" style:family="text">
      <style:text-properties style:font-name="Calibri" style:font-name-asian="Times New Roman" style:font-name-complex="Calibri" fo:color="#000000"/>
    </style:style>
    <style:style style:name="P24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25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26" style:parent-style-name="Normal" style:family="paragraph">
      <style:paragraph-properties fo:margin-bottom="0in" fo:line-height="100%" fo:margin-left="0.75in">
        <style:tab-stops/>
      </style:paragraph-properties>
    </style:style>
    <style:style style:name="T27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 fo:margin-left="0.75in">
        <style:tab-stops/>
      </style:paragraph-properties>
      <style:text-properties style:font-name="Calibri" style:font-name-asian="Times New Roman" style:font-name-complex="Calibri"/>
    </style:style>
    <style:style style:name="P29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30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31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32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33" style:parent-style-name="Normal" style:family="paragraph">
      <style:paragraph-properties fo:margin-bottom="0in" fo:line-height="100%" fo:margin-left="1.875in">
        <style:tab-stops/>
      </style:paragraph-properties>
      <style:text-properties style:font-name="Calibri" style:font-name-asian="Times New Roman" style:font-name-complex="Calibri"/>
    </style:style>
    <style:style style:name="P34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35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36" style:parent-style-name="Normal" style:family="paragraph">
      <style:paragraph-properties fo:margin-bottom="0in" fo:line-height="100%" fo:margin-left="1.125in">
        <style:tab-stops/>
      </style:paragraph-properties>
    </style:style>
    <style:style style:name="T37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margin-bottom="0in" fo:line-height="100%" fo:margin-left="1.125in">
        <style:tab-stops/>
      </style:paragraph-properties>
    </style:style>
    <style:style style:name="T39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bottom="0in" fo:line-height="100%" fo:margin-left="0.75in">
        <style:tab-stops/>
      </style:paragraph-properties>
      <style:text-properties style:font-name="Calibri" style:font-name-asian="Times New Roman" style:font-name-complex="Calibri"/>
    </style:style>
    <style:style style:name="P41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42" style:parent-style-name="Normal" style:family="paragraph">
      <style:paragraph-properties fo:margin-bottom="0in" fo:line-height="100%" fo:margin-left="1.125in">
        <style:tab-stops/>
      </style:paragraph-properties>
    </style:style>
    <style:style style:name="T43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bottom="0in" fo:line-height="100%" fo:margin-left="1.5in">
        <style:tab-stops/>
      </style:paragraph-properties>
    </style:style>
    <style:style style:name="T45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46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47" style:parent-style-name="Normal" style:family="paragraph">
      <style:paragraph-properties fo:margin-bottom="0in" fo:line-height="100%" fo:margin-left="1.125in">
        <style:tab-stops/>
      </style:paragraph-properties>
    </style:style>
    <style:style style:name="T48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49" style:parent-style-name="Normal" style:family="paragraph">
      <style:paragraph-properties fo:margin-bottom="0in" fo:line-height="100%" fo:margin-left="1.5in">
        <style:tab-stops/>
      </style:paragraph-properties>
    </style:style>
    <style:style style:name="T50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2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3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4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5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6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57" style:parent-style-name="Normal" style:family="paragraph">
      <style:paragraph-properties fo:margin-bottom="0in" fo:line-height="100%" fo:margin-left="1.875in">
        <style:tab-stops/>
      </style:paragraph-properties>
      <style:text-properties style:font-name="Calibri" style:font-name-asian="Times New Roman" style:font-name-complex="Calibri"/>
    </style:style>
    <style:style style:name="P58" style:parent-style-name="Normal" style:family="paragraph">
      <style:paragraph-properties fo:margin-bottom="0in" fo:line-height="100%" fo:margin-left="1.875in">
        <style:tab-stops/>
      </style:paragraph-properties>
      <style:text-properties style:font-name="Calibri" style:font-name-asian="Times New Roman" style:font-name-complex="Calibri"/>
    </style:style>
    <style:style style:name="P59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60" style:parent-style-name="Normal" style:family="paragraph">
      <style:paragraph-properties fo:margin-bottom="0in" fo:line-height="100%" fo:margin-left="1.5in">
        <style:tab-stops/>
      </style:paragraph-properties>
      <style:text-properties style:font-name="Calibri" style:font-name-asian="Times New Roman" style:font-name-complex="Calibri"/>
    </style:style>
    <style:style style:name="P61" style:parent-style-name="Normal" style:family="paragraph">
      <style:paragraph-properties fo:margin-bottom="0in" fo:line-height="100%" fo:margin-left="0.75in">
        <style:tab-stops/>
      </style:paragraph-properties>
      <style:text-properties style:font-name="Calibri" style:font-name-asian="Times New Roman" style:font-name-complex="Calibri"/>
    </style:style>
    <style:style style:name="P62" style:parent-style-name="Normal" style:family="paragraph">
      <style:paragraph-properties fo:margin-bottom="0in" fo:line-height="100%" fo:margin-left="1.125in">
        <style:tab-stops/>
      </style:paragraph-properties>
      <style:text-properties style:font-name="Calibri" style:font-name-asian="Times New Roman" style:font-name-complex="Calibri"/>
    </style:style>
    <style:style style:name="P63" style:parent-style-name="Normal" style:family="paragraph">
      <style:paragraph-properties fo:margin-bottom="0in" fo:line-height="100%" fo:margin-left="0.375in">
        <style:tab-stops/>
      </style:paragraph-properties>
      <style:text-properties style:font-name="Calibri" style:font-name-asian="Times New Roman" style:font-name-complex="Calibri"/>
    </style:style>
    <style:style style:name="P64" style:parent-style-name="Normal" style:family="paragraph">
      <style:paragraph-properties fo:margin-bottom="0in" fo:line-height="100%" fo:margin-left="0.375in">
        <style:tab-stops/>
      </style:paragraph-properties>
      <style:text-properties style:font-name="Calibri" style:font-name-asian="Times New Roman" style:font-name-complex="Calibri"/>
    </style:style>
    <style:style style:name="P65" style:parent-style-name="Normal" style:family="paragraph">
      <style:paragraph-properties fo:margin-bottom="0in" fo:line-height="100%" fo:margin-left="1.125in">
        <style:tab-stops/>
      </style:paragraph-properties>
    </style:style>
    <style:style style:name="T66" style:parent-style-name="DefaultParagraphFont" style:family="text">
      <style:text-properties style:font-name="Calibri" style:font-name-asian="Times New Roman" style:font-name-complex="Calibri" fo:color="#0000FF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nsurance<text:s/></text:h>
      <text:p text:style-name="P2"><text:span text:style-name="T3"><draw:frame draw:style-name="a0" draw:name="Picture 7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4"> Annual Review for Open Enrollment Period 8/1</text:span></text:p>
      <text:p text:style-name="P5"><text:span text:style-name="T6"><draw:frame draw:style-name="a1" draw:name="Picture 6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7"> </text:span><text:a xlink:href="onenote:Medical%20Insurance&amp;section-id=%7b269CB328-C263-4229-B289-AAE1755C3D09%7d&amp;page-id=%7b75F62E7A-88ED-4827-91FD-A44938158F9B%7d&amp;end&amp;base-p" office:target-frame-name="_top" xlink:show="replace"><text:span text:style-name="T8">Medical, Dental, Vision, Insurance</text:span></text:a></text:p>
      <text:p text:style-name="P9"><text:span text:style-name="T10"><draw:frame draw:style-name="a2" draw:name="Picture 5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11"> Health Care FSA Amount:</text:span></text:p>
      <text:p text:style-name="P12"><text:span text:style-name="T13"><draw:frame draw:style-name="a3" draw:name="Picture 4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14"> Dependant Care FSA <text:s/>Amount: Max $5000</text:span></text:p>
      <text:p text:style-name="P15"><text:span text:style-name="T16"><draw:frame draw:style-name="a4" draw:name="Picture 3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17"> Monica Open enrollment 9/9-10/4</text:span></text:p>
      <text:p text:style-name="P18"><text:span text:style-name="T19"><draw:frame draw:style-name="a5" draw:name="Picture 2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20"> Get Access to Calpers</text:span></text:p>
      <text:p text:style-name="P21"><text:span text:style-name="T22"><draw:frame draw:style-name="a6" draw:name="Picture 1" text:anchor-type="as-char" svg:x="0in" svg:y="0in" svg:width="0.16667in" svg:height="0.16667in" style:rel-width="scale" style:rel-height="scale"><draw:image xlink:href="media/image1.png" xlink:type="simple" xlink:show="embed" xlink:actuate="onLoad"/><svg:title/><svg:desc>To Do</svg:desc></draw:frame></text:span><text:span text:style-name="T23"> Michael Open Enrollment?</text:span></text:p>
      <text:p text:style-name="P24"> </text:p>
      <text:p text:style-name="P25">Check Open Enrollment Guide Oct 10</text:p>
      <text:p text:style-name="P26"><text:a xlink:href="about:blank../Personal%20Finance/Finances%20-%20Monthly%20Projection.xlsx" office:target-frame-name="_top" xlink:show="replace"><text:span text:style-name="T27">Finances - Monthly Projection.xlsx<text:s/></text:span></text:a></text:p>
      <text:p text:style-name="P28">Death<text:s/></text:p>
      <text:p text:style-name="P29">Basic Term<text:s/></text:p>
      <text:p text:style-name="P30">1x Base Salary</text:p>
      <text:p text:style-name="P31">Supplemental Life Insurance - 3x<text:s/></text:p>
      <text:p text:style-name="P32">Employee<text:s/></text:p>
      <text:p text:style-name="P33">• 1X to 8X your base salary up to a maximum of $1.5 million. (amounts above 3X salary or $600,000 require EOI)</text:p>
      <text:p text:style-name="P34">AD&amp;D<text:s/></text:p>
      <text:p text:style-name="P35">1x Base Salary</text:p>
      <text:p text:style-name="P36"><text:a xlink:href="https://insurenow365.com/life-insurance-with-congenital-heart-disease/" office:target-frame-name="_top" xlink:show="replace"><text:span text:style-name="T37">Can You Qualify for Life Insurance with Congenital Heart Disease?<text:s/></text:span></text:a></text:p>
      <text:p text:style-name="P38"><text:a xlink:href="http://specialriskterm.com/best-life-insurance-congenital-heart-disease/" office:target-frame-name="_top" xlink:show="replace"><text:span text:style-name="T39">Best Life Insurance with Congenital Heart Disease | Special Risk Term Life Insurance Special Risk Term Life Insurance<text:s/></text:span></text:a></text:p>
      <text:p text:style-name="P40">Auto<text:s/></text:p>
      <text:p text:style-name="P41">Ford</text:p>
      <text:p text:style-name="P42"><text:a xlink:href="https://owner.ford.com/tools/account/sign-in.html" office:target-frame-name="_top" xlink:show="replace"><text:span text:style-name="T43">Owner Login | Support | Official Ford Owner Site<text:s/></text:span></text:a></text:p>
      <text:p text:style-name="P44"><text:a xlink:href="mailto:mcmillen.michael.s@gmail.com" office:target-frame-name="_top" xlink:show="replace"><text:span text:style-name="T45">mcmillen.michael.s@gmail.com<text:s/></text:span></text:a></text:p>
      <text:p text:style-name="P46">dr0w$$@p</text:p>
      <text:p text:style-name="P47"><text:a xlink:href="https://www.geico.com/" office:target-frame-name="_top" xlink:show="replace"><text:span text:style-name="T48">GEICO<text:s/></text:span></text:a></text:p>
      <text:p text:style-name="P49"><text:a xlink:href="mailto:mandmmcmillen@gmail.com" office:target-frame-name="_top" xlink:show="replace"><text:span text:style-name="T50">mandmmcmillen@gmail.com<text:s/></text:span></text:a></text:p>
      <text:p text:style-name="P51">Micromike777</text:p>
      <text:p text:style-name="P52">basic</text:p>
      <text:p text:style-name="P53">DMV:<text:s/></text:p>
      <text:p text:style-name="P54">mmcmille</text:p>
      <text:p text:style-name="P55">Reg</text:p>
      <text:p text:style-name="P56">Monica<text:s/></text:p>
      <text:p text:style-name="P57">mnmcmillen1</text:p>
      <text:p text:style-name="P58">Lucydog1</text:p>
      <text:p text:style-name="P59">Farmers:<text:s/></text:p>
      <text:p text:style-name="P60">mnmcmillen</text:p>
      <text:p text:style-name="P61">Umbrella<text:s/></text:p>
      <text:p text:style-name="P62">Extra protection beyond other insurances</text:p>
      <text:p text:style-name="P63">Minimize Taxes<text:s/></text:p>
      <text:p text:style-name="P64">Dependent care credit when filing taxes<text:s/></text:p>
      <text:p text:style-name="P65"><text:a xlink:href="https://budgeting.thenest.com/can-husband-wife-claim-flexible-dependent-care-benefits-22291.html" office:target-frame-name="_top" xlink:show="replace"><text:span text:style-name="T66">Can a Husband and Wife Both Claim Flexible Dependent Care Benefits? - Budgeting Money<text:s/>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cMillen Michael USGI</meta:initial-creator>
    <dc:creator>McMillen Michael USGI</dc:creator>
    <meta:creation-date>2019-09-11T05:28:00Z</meta:creation-date>
    <dc:date>2019-09-11T05:28:00Z</dc:date>
    <meta:template xlink:href="Normal.dotm" xlink:type="simple"/>
    <meta:editing-cycles>2</meta:editing-cycles>
    <meta:editing-duration>PT0S</meta:editing-duration>
    <meta:document-statistic meta:page-count="1" meta:paragraph-count="3" meta:word-count="298" meta:character-count="1997" meta:row-count="14" meta:non-whitespace-character-count="1702"/>
  </office:meta>
</office:document-meta>
</file>